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align="end" style:justify-single-word="false" fo:text-indent="0cm" style:auto-text-indent="false"/>
    </style:style>
    <style:style style:name="P4" style:family="paragraph" style:parent-style-name="Text_20_body" style:master-page-name="Standard">
      <style:paragraph-properties style:page-number="auto"/>
    </style:style>
    <style:style style:name="P5" style:family="paragraph" style:parent-style-name="Heading_20_1">
      <style:paragraph-properties fo:margin-top="0.423cm" fo:margin-bottom="0.212cm"/>
    </style:style>
    <style:style style:name="T1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Решил написать статью о генераторе парсеров ANTLR и как с его помощью создавать оные на примерах. Эта статья является продолжением предыдущей — Простой парсер</text:p>
      <text:h text:style-name="Heading_20_1" text:outline-level="1">Обзор ANTLR</text:h>
      <text:p text:style-name="Text_20_body">http://www.antlr.org/</text:p>
      <text:p text:style-name="Text_20_body">ANTLR (от англ. Another Tool For Language Recognition — «ещё одно средство распознавания языков») — генератор парсеров, позволяющий автоматически создавать программу-парсер (как и лексический анализатор) на одном из целевых языков программирования (C++, Java, C#, Python, Ruby) по описанию LL(*)-грамматики на языке, близком к РБНФ. Позволяет конструировать компиляторы, интерпретаторы, трансляторы с различных формальных языков. Предоставляет удобные средства для восстановления после ошибок и сообщения о них. ANTLR — продолжение PCCTS (Purdue Compiler Construction Tool Set), который был разработан в 1989 г.</text:p>
      <text:p text:style-name="Text_20_body">Основоположником проекта и его главным вдохновителем является проф. Теренс Парр (Terence Parr) из Университета Сан-Франциско. ANTLR — проект с открытым свободным кодом, версия 3.0 распространяется по лицензии BSD. Проект в настоящее время активно развивается.</text:p>
      <text:p text:style-name="Text_20_body">Создатели ANTLR утверждают, что многие преимущества при определении действий для правил являются следствием того, что ANTLR осуществляет LL разбор, то есть использует разбор сверху вниз, в отличие от bison и gppg, которые используют разбор снизу вверх. Кроме того, ANTLR выгодно отличается от других подобных программ наличием визуальной среды разработки ANTLRWorks, позволяющей удобно создавать и отлаживать грамматики: это многооконный редактор, поддерживающий подсветку синтаксиса, автодополнение, визуальное отображание грамматик, строящееся в реальном времени по мере ввода, отладчик, инструменты для рефакторинга и т. д.</text:p>
      <text:p text:style-name="P1">Из википедии</text:p>
      <text:p text:style-name="Text_20_body">Список где используется ANTLR указан по адресу: <text:a xlink:type="simple" xlink:href="http://www.antlr.org/showcase/list"><text:span text:style-name="Internet_20_link">http://www.antlr.org/showcase/list</text:span></text:a></text:p>
      <text:p text:style-name="Text_20_body">Вот что написано по этому адресу:</text:p>
      <text:p text:style-name="P2">Используется в проекте Google App Engine (Python) - представленный Теренс Парр чт 14 января 2010 14:39. SDK Python App Engine использует эту библиотеку для анализа конфигурации расписания задач Cron. App Engine предоставляет библиотеку Antlr 3.1.1 для Python.</text:p>
      <text:p text:style-name="P3"><text:a xlink:type="simple" xlink:href="http://code.google.com/intl/ru/appengine/docs/python/tools/libraries.html"><text:span text:style-name="Internet_20_link">http://code.google.com/intl/ru/appengine/docs/python/tools/libraries.html</text:span></text:a></text:p>
      <text:p text:style-name="P2">Используется и командой JetBrain в продукте Intellij IDEA и других их проектах</text:p>
      <text:p text:style-name="P2">В продуктах компании Apple — Xcode «<text:bookmark text:name="result_box"/><text:span text:style-name="T1">Apple унаследовала огромное ProjectBuilder от NeXTStep и добавила много ...</text:span>»</text:p>
      <text:p text:style-name="P2">IBM Tivoli Identity Manager (TIM) Александр Амис Чт 23 октября 2003 17:40 IBM Tivoli Identity Manager обеспечивает основанное на политиках управление идентификацией по …</text:p>
      <text:p text:style-name="P2">В компании ORACLE - BEA WebLogic сб 14 июня 2003 10:55 BEA / WebLogic люди используют для ANTLR JSP разбора и многое другое в …</text:p>
      <text:p text:style-name="P2">Yahoo! Язык запросов Представлено Теренс пт 7 августа 2009 16:50 Yahoo! Использует ANTLR для его языка запросов. Yahoo! Язык запросов Yahoo подобен SQL, который позволяет создавать запросы с фильтрацией и соединениями (JOIN) к данным через веб-сервисы.</text:p>
      <text:p text:style-name="Text_20_body"><text:soft-page-break/>И еще много где.</text:p>
      <text:p text:style-name="Text_20_body">Главная часть проекта — генератор парсеров представляет из себя консольную программу, которой на вход подается файл с описанием грамматики конечного компилятора. Генератор читает этот файл, и в ответ генерирует исходные коды компилятора или ошибки, если грамматика нарушена.</text:p>
      <text:p text:style-name="P1">Как пользоваться ANTLR будет позже</text:p>
      <text:p text:style-name="Text_20_body">Хорошим дополнением к данному генератору является графическая среда разработки — ANTLRWORKS.</text:p>
      <text:p text:style-name="Text_20_body">ANTLRWorks является средой разработки для грамматики ANTLR версии 3, написана Жаном Бовэ (Jean Bovet) (с предлагаемыми вариантами использования с Теренс Парр). Сочетает в себе редактор ориентированный на грамматику ANTLR, отладчик для изоляции грамматических ошибок, и графическое отображение грамматик. </text:p>
      <text:p text:style-name="Text_20_body">ANTLRWorks помогает устранить не детерминированные грамматики, одну из самых трудных задач для начинающих, так и для экспертов, обращая внимание на не детерминированные пути в синтаксической диаграмме, связанные с грамматикой.</text:p>
      <text:p text:style-name="Text_20_body">Цель ANTLRWorks является сделать более доступную разработку грамматик для среднего программиста, улучшение читаемости грамматик, предоставляя отличную навигацию по грамматике и средства рефакторинга, а также возможность решить наиболее распространенные вопросы и проблемы, с которыми сталкиваются разработчики грамматики.</text:p>
      <text:h text:style-name="Heading_20_1" text:outline-level="1">Установка ANTLR</text:h>
      <text:h text:style-name="P5" text:outline-level="1">Синтаксис ANTL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Камнев Павлович</meta:initial-creator>
    <meta:creation-date>2010-04-24T02:28:04</meta:creation-date>
    <dc:creator>Георгий Камнев</dc:creator>
    <dc:date>2010-04-29T23:23:13</dc:date>
    <meta:editing-cycles>4</meta:editing-cycles>
    <meta:editing-duration>PT04H27M33S</meta:editing-duration>
    <meta:generator>OpenOffice.org/3.2$Linux OpenOffice.org_project/320m12$Build-9483</meta:generator>
    <meta:document-statistic meta:table-count="0" meta:image-count="0" meta:object-count="0" meta:page-count="2" meta:paragraph-count="25" meta:word-count="551" meta:character-count="4180"/>
  </office:meta>
</office:document-meta>
</file>